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fo:font-size="12pt" officeooo:rsid="000f24cd" officeooo:paragraph-rsid="000f24cd" style:font-size-asian="10.5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2pt" fo:font-weight="bold" officeooo:rsid="000f24cd" officeooo:paragraph-rsid="000f24c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 validation</text:p>
      <text:p text:style-name="P2"/>
      <text:p text:style-name="P1">Imagine a situation where a user fills in an address that does not exits. With form validation, you can check for the address and nform the user if the address does not exis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4T12:04:33.707049518</dc:date>
    <meta:editing-duration>PT5M18S</meta:editing-duration>
    <meta:editing-cycles>1</meta:editing-cycles>
    <meta:document-statistic meta:table-count="0" meta:image-count="0" meta:object-count="0" meta:page-count="1" meta:paragraph-count="2" meta:word-count="35" meta:character-count="190" meta:non-whitespace-character-count="157"/>
    <meta:generator>LibreOffice/7.3.7.2$Linux_X86_64 LibreOffice_project/30$Build-2</meta:generator>
  </office:meta>
</office:document-meta>
</file>